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5.505cm" fo:margin-left="0cm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la1.A" style:family="table-column">
      <style:table-column-properties style:column-width="0.494cm"/>
    </style:style>
    <style:style style:name="Tabla1.B" style:family="table-column">
      <style:table-column-properties style:column-width="2.813cm"/>
    </style:style>
    <style:style style:name="Tabla1.C" style:family="table-column">
      <style:table-column-properties style:column-width="2.381cm"/>
    </style:style>
    <style:style style:name="Tabla1.D" style:family="table-column">
      <style:table-column-properties style:column-width="2.302cm"/>
    </style:style>
    <style:style style:name="Tabla1.E" style:family="table-column">
      <style:table-column-properties style:column-width="1.614cm"/>
    </style:style>
    <style:style style:name="Tabla1.F" style:family="table-column">
      <style:table-column-properties style:column-width="5.9cm"/>
    </style:style>
    <style:style style:name="Tabla1.1" style:family="table-row">
      <style:table-row-properties style:min-row-height="0.794cm" fo:background-color="transparent" fo:keep-together="auto">
        <style:background-image/>
      </style:table-row-properties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2" style:family="table-row">
      <style:table-row-properties style:min-row-height="0.801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B2" style:family="table-cell" style:data-style-name="N20000">
      <style:table-cell-properties style:vertical-align="middle"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3" style:family="table-row">
      <style:table-row-properties style:min-row-height="0.801cm" fo:keep-together="auto"/>
    </style:style>
    <style:style style:name="Tabla1.4" style:family="table-row">
      <style:table-row-properties style:min-row-height="0.801cm" fo:keep-together="auto"/>
    </style:style>
    <style:style style:name="Tabla1.5" style:family="table-row">
      <style:table-row-properties style:min-row-height="0.801cm" fo:keep-together="auto"/>
    </style:style>
    <style:style style:name="Tabla1.6" style:family="table-row">
      <style:table-row-properties style:min-row-height="0.801cm" fo:keep-together="auto"/>
    </style:style>
    <style:style style:name="Tabla1.B6" style:family="table-cell">
      <style:table-cell-properties style:vertical-align="middle"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C6" style:family="table-cell">
      <style:table-cell-properties style:vertical-align="middle"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D6" style:family="table-cell">
      <style:table-cell-properties style:vertical-align="middle"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E6" style:family="table-cell">
      <style:table-cell-properties style:vertical-align="middle"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F6" style:family="table-cell">
      <style:table-cell-properties style:vertical-align="middle"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P1" style:family="paragraph" style:parent-style-name="Standard">
      <style:text-properties style:font-name="Arial" officeooo:rsid="001a3ff2" officeooo:paragraph-rsid="001a3ff2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a3ff2" officeooo:paragraph-rsid="001a3ff2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officeooo:rsid="002e2554" officeooo:paragraph-rsid="002e2554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fo:font-weight="bold" officeooo:rsid="001a3ff2" officeooo:paragraph-rsid="001a3ff2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style:text-underline-style="none" officeooo:rsid="00439ea8" officeooo:paragraph-rsid="004534c2"/>
    </style:style>
    <style:style style:name="P6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style:text-underline-style="none" officeooo:rsid="002855fe" officeooo:paragraph-rsid="004534c2"/>
    </style:style>
    <style:style style:name="P7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style:text-underline-style="none" officeooo:rsid="002855fe" officeooo:paragraph-rsid="002855fe"/>
    </style:style>
    <style:style style:name="P8" style:family="paragraph" style:parent-style-name="Standard" style:master-page-name="">
      <loext:graphic-properties draw:fill="none"/>
      <style:paragraph-properties fo:margin-left="2.499cm" fo:margin-right="0cm" fo:margin-top="0.201cm" fo:margin-bottom="0.201cm" style:contextual-spacing="false" fo:line-height="150%" fo:text-align="end" style:justify-single-word="false" fo:text-indent="-2.499cm" style:auto-text-indent="false" style:page-number="auto" fo:background-color="transparent"/>
      <style:text-properties style:font-name="Arial" fo:font-weight="normal" officeooo:rsid="001e4070" officeooo:paragraph-rsid="002e2554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Arial" officeooo:rsid="001a3ff2" officeooo:paragraph-rsid="0061fd01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Arial" officeooo:rsid="001a3ff2" officeooo:paragraph-rsid="0061fd01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hyphenation-ladder-count="no-limit" fo:text-indent="0cm" style:auto-text-indent="false" style:page-number="auto" fo:background-color="transparent" fo:keep-with-next="auto">
        <style:tab-stops/>
      </style:paragraph-properties>
      <style:text-properties officeooo:paragraph-rsid="005c47e1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/>
      <style:text-properties style:font-name="Arial" officeooo:rsid="002855fe" officeooo:paragraph-rsid="00362f2c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/>
      <style:text-properties style:font-name="Arial" officeooo:rsid="0072f6c7" officeooo:paragraph-rsid="0072f6c7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/>
      <style:text-properties style:font-name="Arial" officeooo:rsid="0074d812" officeooo:paragraph-rsid="0074d812" fo:hyphenate="true" fo:hyphenation-remain-char-count="2" fo:hyphenation-push-char-count="2" loext:hyphenation-no-caps="false"/>
    </style:style>
    <style:style style:name="P15" style:family="paragraph" style:parent-style-name="Standard" style:list-style-name="L2">
      <style:paragraph-properties fo:margin-top="0.201cm" fo:margin-bottom="0.201cm" style:contextual-spacing="false" fo:line-height="150%" fo:text-align="justify" style:justify-single-word="false" fo:hyphenation-ladder-count="no-limit">
        <style:tab-stops/>
      </style:paragraph-properties>
      <style:text-properties officeooo:paragraph-rsid="005c47e1" fo:hyphenate="true" fo:hyphenation-remain-char-count="2" fo:hyphenation-push-char-count="2" loext:hyphenation-no-caps="false"/>
    </style:style>
    <style:style style:name="P16" style:family="paragraph" style:parent-style-name="Standard" style:list-style-name="L2">
      <style:paragraph-properties fo:margin-top="0.201cm" fo:margin-bottom="0.201cm" style:contextual-spacing="false" fo:line-height="150%" fo:text-align="start" style:justify-single-word="false" fo:hyphenation-ladder-count="no-limit">
        <style:tab-stops/>
      </style:paragraph-properties>
      <style:text-properties officeooo:paragraph-rsid="005c47e1" fo:hyphenate="true" fo:hyphenation-remain-char-count="2" fo:hyphenation-push-char-count="2" loext:hyphenation-no-caps="false"/>
    </style:style>
    <style:style style:name="P17" style:family="paragraph" style:parent-style-name="Standard" style:list-style-name="L2">
      <style:paragraph-properties fo:margin-top="0.201cm" fo:margin-bottom="0.201cm" style:contextual-spacing="false" fo:line-height="150%" fo:text-align="justify" style:justify-single-word="false" fo:hyphenation-ladder-count="no-limit">
        <style:tab-stops/>
      </style:paragraph-properties>
      <style:text-properties officeooo:rsid="006728ad" officeooo:paragraph-rsid="006728a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 fo:keep-with-next="auto"/>
      <style:text-properties style:font-name="Arial" style:text-underline-style="none" fo:font-weight="bold" officeooo:rsid="003cebd4" officeooo:paragraph-rsid="003cebd4" style:font-weight-asian="bold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 fo:keep-with-next="auto"/>
      <style:text-properties style:font-name="Arial" officeooo:rsid="002855fe" officeooo:paragraph-rsid="004534c2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 fo:keep-with-next="auto"/>
      <style:text-properties style:font-name="Arial" officeooo:rsid="002855fe" officeooo:paragraph-rsid="006123f5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.201cm" fo:margin-bottom="0.201cm" style:contextual-spacing="false" fo:line-height="150%" fo:text-align="justify" style:justify-single-word="false" fo:hyphenation-ladder-count="no-limit" fo:keep-with-next="auto"/>
      <style:text-properties style:font-name="Arial" officeooo:rsid="002855fe" officeooo:paragraph-rsid="0041503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 fo:keep-with-next="auto"/>
      <style:text-properties style:font-name="Arial" officeooo:rsid="003fde78" officeooo:paragraph-rsid="003fde78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 fo:keep-with-next="auto"/>
      <style:text-properties style:font-name="Arial" officeooo:rsid="00569107" officeooo:paragraph-rsid="00569107" fo:hyphenate="true" fo:hyphenation-remain-char-count="2" fo:hyphenation-push-char-count="2" loext:hyphenation-no-caps="false"/>
    </style:style>
    <style:style style:name="P24" style:family="paragraph" style:parent-style-name="Standard" style:master-page-name="">
      <style:paragraph-properties fo:margin-top="0.201cm" fo:margin-bottom="0.201cm" style:contextual-spacing="false" fo:line-height="150%" fo:text-align="justify" style:justify-single-word="false" fo:hyphenation-ladder-count="no-limit" style:page-number="auto" fo:keep-with-next="auto"/>
      <style:text-properties style:font-name="Arial" officeooo:rsid="00240a7f" officeooo:paragraph-rsid="00240a7f" fo:hyphenate="fals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14347" officeooo:paragraph-rsid="007143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officeooo:paragraph-rsid="00714347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714347" officeooo:paragraph-rsid="00714347"/>
    </style:style>
    <style:style style:name="P31" style:family="paragraph" style:parent-style-name="Table_20_Contents">
      <style:paragraph-properties fo:text-align="start" style:justify-single-word="false"/>
      <style:text-properties officeooo:rsid="00714347" officeooo:paragraph-rsid="00714347"/>
    </style:style>
    <style:style style:name="T1" style:family="text">
      <style:text-properties officeooo:rsid="001c58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843" style:font-weight-asian="bold" style:font-weight-complex="bold"/>
    </style:style>
    <style:style style:name="T4" style:family="text">
      <style:text-properties fo:font-weight="bold" officeooo:rsid="0020bcd2" style:font-weight-asian="bold" style:font-weight-complex="bold"/>
    </style:style>
    <style:style style:name="T5" style:family="text">
      <style:text-properties fo:font-weight="bold" officeooo:rsid="002e2554" style:font-weight-asian="bold" style:font-weight-complex="bold"/>
    </style:style>
    <style:style style:name="T6" style:family="text">
      <style:text-properties officeooo:rsid="0020bcd2"/>
    </style:style>
    <style:style style:name="T7" style:family="text">
      <style:text-properties officeooo:rsid="00221bdb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536f8"/>
    </style:style>
    <style:style style:name="T10" style:family="text">
      <style:text-properties style:text-underline-style="none" officeooo:rsid="0025c577"/>
    </style:style>
    <style:style style:name="T11" style:family="text">
      <style:text-properties style:text-underline-style="none" officeooo:rsid="002855fe"/>
    </style:style>
    <style:style style:name="T12" style:family="text">
      <style:text-properties style:text-underline-style="none" officeooo:rsid="002b5695"/>
    </style:style>
    <style:style style:name="T13" style:family="text">
      <style:text-properties style:text-underline-style="none" officeooo:rsid="002c3e5f"/>
    </style:style>
    <style:style style:name="T14" style:family="text">
      <style:text-properties style:text-underline-style="none" officeooo:rsid="003580b3"/>
    </style:style>
    <style:style style:name="T15" style:family="text">
      <style:text-properties style:text-underline-style="none" officeooo:rsid="003cebd4"/>
    </style:style>
    <style:style style:name="T16" style:family="text">
      <style:text-properties style:text-underline-style="none" officeooo:rsid="003e1cf6"/>
    </style:style>
    <style:style style:name="T17" style:family="text">
      <style:text-properties style:text-underline-style="none" officeooo:rsid="003e64ba"/>
    </style:style>
    <style:style style:name="T18" style:family="text">
      <style:text-properties style:text-underline-style="none" officeooo:rsid="003e7fb2"/>
    </style:style>
    <style:style style:name="T19" style:family="text">
      <style:text-properties style:text-underline-style="none" officeooo:rsid="003fb134"/>
    </style:style>
    <style:style style:name="T20" style:family="text">
      <style:text-properties style:text-underline-style="none" officeooo:rsid="0041503d"/>
    </style:style>
    <style:style style:name="T21" style:family="text">
      <style:text-properties style:text-underline-style="none" officeooo:rsid="004205a6"/>
    </style:style>
    <style:style style:name="T22" style:family="text">
      <style:text-properties style:text-underline-style="none" officeooo:rsid="00439ea8"/>
    </style:style>
    <style:style style:name="T23" style:family="text">
      <style:text-properties style:text-underline-style="none" officeooo:rsid="004482cc"/>
    </style:style>
    <style:style style:name="T24" style:family="text">
      <style:text-properties style:text-underline-style="none" officeooo:rsid="0044e2aa"/>
    </style:style>
    <style:style style:name="T25" style:family="text">
      <style:text-properties style:text-underline-style="none" officeooo:rsid="0045ad31"/>
    </style:style>
    <style:style style:name="T26" style:family="text">
      <style:text-properties style:text-underline-style="none" officeooo:rsid="0045cdf6"/>
    </style:style>
    <style:style style:name="T27" style:family="text">
      <style:text-properties style:text-underline-style="none" fo:font-weight="bold" officeooo:rsid="0045cdf6" style:font-weight-asian="bold" style:font-weight-complex="bold"/>
    </style:style>
    <style:style style:name="T28" style:family="text">
      <style:text-properties style:text-underline-style="none" fo:font-weight="bold" officeooo:rsid="0045ad31" style:font-weight-asian="bold" style:font-weight-complex="bold"/>
    </style:style>
    <style:style style:name="T29" style:family="text">
      <style:text-properties style:text-underline-style="none" fo:font-weight="bold" officeooo:rsid="004a776a" style:font-weight-asian="bold" style:font-weight-complex="bold"/>
    </style:style>
    <style:style style:name="T30" style:family="text">
      <style:text-properties style:text-underline-style="none" fo:font-weight="bold" officeooo:rsid="005312f6" style:font-weight-asian="bold" style:font-weight-complex="bold"/>
    </style:style>
    <style:style style:name="T31" style:family="text">
      <style:text-properties style:text-underline-style="none" fo:font-weight="bold" officeooo:rsid="0025c577" style:font-weight-asian="bold" style:font-weight-complex="bold"/>
    </style:style>
    <style:style style:name="T32" style:family="text">
      <style:text-properties style:text-underline-style="none" officeooo:rsid="0047be88"/>
    </style:style>
    <style:style style:name="T33" style:family="text">
      <style:text-properties style:text-underline-style="none" officeooo:rsid="004a776a"/>
    </style:style>
    <style:style style:name="T34" style:family="text">
      <style:text-properties style:text-underline-style="none" officeooo:rsid="004ac553"/>
    </style:style>
    <style:style style:name="T35" style:family="text">
      <style:text-properties style:text-underline-style="none" officeooo:rsid="004b505e"/>
    </style:style>
    <style:style style:name="T36" style:family="text">
      <style:text-properties style:text-underline-style="none" officeooo:rsid="004ce9c1"/>
    </style:style>
    <style:style style:name="T37" style:family="text">
      <style:text-properties style:text-underline-style="none" officeooo:rsid="005d9779"/>
    </style:style>
    <style:style style:name="T38" style:family="text">
      <style:text-properties style:text-underline-style="none" officeooo:rsid="0062dc17"/>
    </style:style>
    <style:style style:name="T39" style:family="text">
      <style:text-properties style:text-underline-style="none" officeooo:rsid="00642eea"/>
    </style:style>
    <style:style style:name="T40" style:family="text">
      <style:text-properties style:text-underline-style="none" officeooo:rsid="00643f5e"/>
    </style:style>
    <style:style style:name="T41" style:family="text">
      <style:text-properties style:text-underline-style="none" officeooo:rsid="006bdef8"/>
    </style:style>
    <style:style style:name="T42" style:family="text">
      <style:text-properties style:text-underline-style="none" officeooo:rsid="0073de5d"/>
    </style:style>
    <style:style style:name="T43" style:family="text">
      <style:text-properties style:text-underline-style="none" officeooo:rsid="0073fe28"/>
    </style:style>
    <style:style style:name="T44" style:family="text">
      <style:text-properties style:text-underline-style="none" officeooo:rsid="0074d812"/>
    </style:style>
    <style:style style:name="T45" style:family="text">
      <style:text-properties officeooo:rsid="00251a5d"/>
    </style:style>
    <style:style style:name="T46" style:family="text">
      <style:text-properties officeooo:rsid="002536f8"/>
    </style:style>
    <style:style style:name="T47" style:family="text">
      <style:text-properties officeooo:rsid="002978c2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officeooo:rsid="0045cdf6"/>
    </style:style>
    <style:style style:name="T50" style:family="text">
      <style:text-properties fo:font-style="italic" style:text-underline-style="none" style:font-style-asian="italic" style:font-style-complex="italic"/>
    </style:style>
    <style:style style:name="T51" style:family="text">
      <style:text-properties fo:font-style="italic" style:text-underline-style="none" officeooo:rsid="002978c2" style:font-style-asian="italic" style:font-style-complex="italic"/>
    </style:style>
    <style:style style:name="T52" style:family="text">
      <style:text-properties fo:font-style="italic" style:text-underline-style="none" officeooo:rsid="001c5843" style:font-style-asian="italic" style:font-style-complex="italic"/>
    </style:style>
    <style:style style:name="T53" style:family="text">
      <style:text-properties officeooo:rsid="002e2554"/>
    </style:style>
    <style:style style:name="T54" style:family="text">
      <style:text-properties fo:font-weight="normal" officeooo:rsid="002e2554" style:font-weight-asian="normal" style:font-weight-complex="normal"/>
    </style:style>
    <style:style style:name="T55" style:family="text">
      <style:text-properties fo:font-weight="normal" officeooo:rsid="00593324" style:font-weight-asian="normal" style:font-weight-complex="normal"/>
    </style:style>
    <style:style style:name="T56" style:family="text">
      <style:text-properties officeooo:rsid="002fdf18"/>
    </style:style>
    <style:style style:name="T57" style:family="text">
      <style:text-properties fo:font-size="13pt" fo:font-weight="bold" style:font-size-asian="13pt" style:font-weight-asian="bold" style:font-size-complex="13pt" style:font-weight-complex="bold"/>
    </style:style>
    <style:style style:name="T58" style:family="text">
      <style:text-properties officeooo:rsid="0033b187"/>
    </style:style>
    <style:style style:name="T59" style:family="text">
      <style:text-properties officeooo:rsid="003580b3"/>
    </style:style>
    <style:style style:name="T60" style:family="text">
      <style:text-properties officeooo:rsid="00389795"/>
    </style:style>
    <style:style style:name="T61" style:family="text">
      <style:text-properties officeooo:rsid="00593324"/>
    </style:style>
    <style:style style:name="T62" style:family="text">
      <style:text-properties officeooo:rsid="005a6706"/>
    </style:style>
    <style:style style:name="T63" style:family="text">
      <style:text-properties style:font-name="Arial" style:text-underline-style="none"/>
    </style:style>
    <style:style style:name="T64" style:family="text">
      <style:text-properties style:font-name="Arial" style:text-underline-style="none" officeooo:rsid="00540f8b"/>
    </style:style>
    <style:style style:name="T65" style:family="text">
      <style:text-properties style:font-name="Arial" style:text-underline-style="none" officeooo:rsid="002855fe"/>
    </style:style>
    <style:style style:name="T66" style:family="text">
      <style:text-properties style:font-name="Arial" style:text-underline-style="none" officeooo:rsid="003710aa"/>
    </style:style>
    <style:style style:name="T67" style:family="text">
      <style:text-properties style:font-name="Arial" style:text-underline-style="none" officeooo:rsid="00389795"/>
    </style:style>
    <style:style style:name="T68" style:family="text">
      <style:text-properties style:font-name="Arial" style:text-underline-style="none" officeooo:rsid="004a8fa4"/>
    </style:style>
    <style:style style:name="T69" style:family="text">
      <style:text-properties style:font-name="Arial" style:text-underline-style="none" officeooo:rsid="0038a440"/>
    </style:style>
    <style:style style:name="T70" style:family="text">
      <style:text-properties style:font-name="Arial" style:text-underline-style="none" officeooo:rsid="003a5dd0"/>
    </style:style>
    <style:style style:name="T71" style:family="text">
      <style:text-properties style:font-name="Arial" style:text-underline-style="none" officeooo:rsid="003b4ff4"/>
    </style:style>
    <style:style style:name="T72" style:family="text">
      <style:text-properties style:font-name="Arial" style:text-underline-style="none" officeooo:rsid="004d8f75"/>
    </style:style>
    <style:style style:name="T73" style:family="text">
      <style:text-properties style:font-name="Arial" style:text-underline-style="none" officeooo:rsid="00510d68"/>
    </style:style>
    <style:style style:name="T74" style:family="text">
      <style:text-properties style:font-name="Arial" style:text-underline-style="none" officeooo:rsid="004f607d"/>
    </style:style>
    <style:style style:name="T75" style:family="text">
      <style:text-properties style:font-name="Arial" style:text-underline-style="none" officeooo:rsid="005d9779"/>
    </style:style>
    <style:style style:name="T76" style:family="text">
      <style:text-properties style:font-name="Arial" style:text-underline-style="none" officeooo:rsid="005e2ea2"/>
    </style:style>
    <style:style style:name="T77" style:family="text">
      <style:text-properties officeooo:rsid="005bf2c6"/>
    </style:style>
    <style:style style:name="T78" style:family="text">
      <style:text-properties officeooo:rsid="005c2a03"/>
    </style:style>
    <style:style style:name="T79" style:family="text">
      <style:text-properties style:font-name="Arial"/>
    </style:style>
    <style:style style:name="T80" style:family="text">
      <style:text-properties officeooo:rsid="0071fd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FATURA DE POLICÍA DE MONTEVIDEO</text:p>
      <text:p text:style-name="P3">JEFATURA DE ZONA OPERACIONAL V</text:p>
      <text:p text:style-name="P4"/>
      <text:p text:style-name="P2"><text:span text:style-name="T57">INFORME TÉCNICO</text:span> </text:p>
      <text:p text:style-name="P1"/>
      <text:p text:style-name="P1"/>
      <text:p text:style-name="P8"><text:span text:style-name="T6">Montevideo, </text:span>XX de Diciembre de 202<text:span text:style-name="T53">1</text:span></text:p>
      <text:p text:style-name="P10">Señor Jefe de Jefatura de Zona Operacional V.<text:line-break/>Comisario General Marcelo Fabián <text:span text:style-name="T2">SUÁREZ ALVEZ</text:span></text:p>
      <text:p text:style-name="P9"><text:span text:style-name="T55"><text:tab/>Q</text:span><text:span text:style-name="T54">uien suscribe</text:span><text:span text:style-name="T5"> </text:span>Comisario (PT)(C/P) A/S Gustavo Rodríguez Russi, <text:span text:style-name="T56">me dirijo a usted dando</text:span><text:span text:style-name="T47"> </text:span><text:span text:style-name="T6">cumplimiento </text:span><text:span text:style-name="T62">al manda</text:span><text:span text:style-name="T77">t</text:span><text:span text:style-name="T62">o</text:span><text:span text:style-name="T6"> verbal impartid</text:span><text:span text:style-name="T62">o </text:span><text:span text:style-name="T6">por el Señor 2° Jefe de </text:span><text:span text:style-name="T60">esta </text:span><text:span text:style-name="T6">JZO, Comisario Mayor Robert Edgardo </text:span><text:span text:style-name="T4">CORREA PAZ</text:span><text:span text:style-name="T6"> <text:s/>el día 24 de noviembre de los corrientes, en referencia a </text:span><text:span text:style-name="T47">verificar en forma presencial </text:span><text:span text:style-name="T7"><text:s/></text:span><text:span text:style-name="T47">el </text:span><text:span text:style-name="T6"><text:s/></text:span><text:span text:style-name="T51">e</text:span><text:span text:style-name="T50">stado</text:span><text:span text:style-name="T52"> de </text:span><text:span text:style-name="T51">s</text:span><text:span text:style-name="T52">ituación </text:span><text:span text:style-name="T1">del equipamiento informático </text:span><text:span text:style-name="T61">y </text:span><text:span text:style-name="T47">su conectividad a la red Ministerial </text:span><text:span text:style-name="T62">en el local que ocupar el</text:span><text:span text:style-name="T47"> </text:span><text:span text:style-name="T3">Cuerpo de Seguridad Judicial </text:span><text:span text:style-name="T46">(en adelante CSJ),</text:span><text:span text:style-name="T6"> cito en Bartolomé Mitre 1265 – </text:span><text:span text:style-name="T7">5°. <text:s/></text:span><text:span text:style-name="T77">Con el objetivo obtener </text:span><text:span text:style-name="T78">asesoramiento de parte del suscrito de </text:span><text:span text:style-name="T58"><text:s/>posibles medidas a implementar </text:span><text:span text:style-name="T77">ante</text:span><text:span text:style-name="T47"> </text:span><text:span text:style-name="T45">frecuentes reportes de inconvenientes en el uso diario por parte de </text:span><text:span text:style-name="T47">dicha dependencia , </text:span><text:span text:style-name="T56">le informo </text:span><text:span text:style-name="T59">que:</text:span></text:p>
      <text:p text:style-name="P24"><text:span text:style-name="T8"><text:tab/>El día 25 de noviembre en horario de la mañana concurrí a la </text:span><text:span text:style-name="T9">c</text:span><text:span text:style-name="T8">itada dependencia, </text:span><text:span text:style-name="T12">e</text:span><text:span text:style-name="T10">ntrevistándome</text:span><text:span text:style-name="T9"> con la señora </text:span><text:span text:style-name="T10">Comisario </text:span><text:span text:style-name="T37">Veronica</text:span><text:span text:style-name="T9"> </text:span><text:span text:style-name="T30">BURLON</text:span><text:span text:style-name="T9"> (Jefa de CSJ) </text:span><text:span text:style-name="T10">y Oficial Ayudante Leslie </text:span><text:span text:style-name="T31">PEREZ</text:span><text:span text:style-name="T10"> encargada de la oficina Interna</text:span><text:span text:style-name="T11">t</text:span><text:span text:style-name="T10">o, </text:span><text:span text:style-name="T14">en</text:span><text:span text:style-name="T12"> las oficinas de las mencionadas </text:span><text:span text:style-name="T37">hay</text:span><text:span text:style-name="T12"> instalado equipamiento informático.</text:span></text:p>
      <text:p text:style-name="P11"><text:span text:style-name="T64"><text:tab/>Según me </text:span><text:span text:style-name="T65">manifestaron, el trabajo diario con los sistemas de uso policial se </text:span><text:span text:style-name="T75">presentan en</text:span><text:span text:style-name="T66"> forma </text:span><text:span text:style-name="T75">frecuente </text:span><text:span text:style-name="T76">inconvenientes</text:span><text:span text:style-name="T75"> en</text:span><text:span text:style-name="T64"> todos</text:span><text:span text:style-name="T65"> los </text:span><text:span text:style-name="T75">equipos</text:span><text:span text:style-name="T65"> PC por diferentes causas tales como: </text:span></text:p>
      <text:list xml:id="list2685953891" text:style-name="L2">
        <text:list-item>
          <text:p text:style-name="P16"><text:span text:style-name="T67">Imposibilidad de</text:span><text:span text:style-name="T65"> firma</text:span><text:span text:style-name="T67">r</text:span><text:span text:style-name="T65"> expedientes </text:span><text:span text:style-name="T67">APIA.</text:span></text:p>
        </text:list-item>
        <text:list-item>
          <text:p text:style-name="P16"><text:span text:style-name="T65">“</text:span><text:span text:style-name="T68">Cuelgues” repentinos.</text:span></text:p>
        </text:list-item>
        <text:list-item>
          <text:p text:style-name="P15"><text:span text:style-name="T69">F</text:span><text:span text:style-name="T70">alta de conectividad entre la PC que oficia de servidor de archivos centralizado denominados repositorio </text:span><text:span text:style-name="T71">y el resto de los equipos.</text:span></text:p>
        </text:list-item>
        <text:list-item>
          <text:p text:style-name="P15"><text:soft-page-break/><text:span text:style-name="T72">El dispositivo </text:span><text:span text:style-name="T73">de control de acceso</text:span><text:span text:style-name="T72"> biom</text:span><text:span text:style-name="T73">é</text:span><text:span text:style-name="T72">trico para el registro de </text:span><text:span text:style-name="T74">la huella digital de</text:span><text:span text:style-name="T72"> entrada y salida del personal carece de conectividad con Control de Asistencias teniendo este ultimo que concurrir en forma presencial a descargar las marcas.</text:span></text:p>
        </text:list-item>
        <text:list-item>
          <text:p text:style-name="P17"><text:span text:style-name="T63">Escáner de impresora multifunción imprime documentos con una marca (“raya”) al centro de la hoja.</text:span></text:p>
        </text:list-item>
      </text:list>
      <text:p text:style-name="P20"><text:span text:style-name="T38">Realice un chequeo visual del</text:span><text:span text:style-name="T8"> equipamiento </text:span><text:span text:style-name="T13">actual que tiene destinado </text:span><text:span text:style-name="T39">dicha dependencia</text:span><text:span text:style-name="T13"> </text:span><text:span text:style-name="T39">lo cual detallo a</text:span><text:span text:style-name="T38"> </text:span><text:span text:style-name="T8">continuación </text:span><text:span text:style-name="T40">en función de </text:span><text:span text:style-name="T39">sus</text:span><text:span text:style-name="T38"> características</text:span><text:span text:style-name="T8">: </text:span></text:p>
      <table:table table:name="Tabla1" table:style-name="Tabla1" table:template-name="Academic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7"/>
          </table:table-cell>
          <table:table-cell table:style-name="Tabla1.B1" office:value-type="string">
            <text:p text:style-name="P27">TIPO</text:p>
          </table:table-cell>
          <table:table-cell table:style-name="Tabla1.B1" office:value-type="string">
            <text:p text:style-name="P27">MARCA</text:p>
          </table:table-cell>
          <table:table-cell table:style-name="Tabla1.B1" office:value-type="string">
            <text:p text:style-name="P27">CPU *</text:p>
          </table:table-cell>
          <table:table-cell table:style-name="Tabla1.B1" office:value-type="string">
            <text:p text:style-name="P27">RAM</text:p>
          </table:table-cell>
          <table:table-cell table:style-name="Tabla1.B1" office:value-type="string">
            <text:p text:style-name="P27">OBS</text:p>
          </table:table-cell>
        </table:table-row>
        <table:table-row table:style-name="Tabla1.2">
          <table:table-cell table:style-name="Tabla1.A2" office:value-type="string">
            <text:p text:style-name="P25">1</text:p>
          </table:table-cell>
          <table:table-cell table:style-name="Tabla1.B2" office:value-type="float" office:value="0">
            <text:p text:style-name="P25">PC</text:p>
          </table:table-cell>
          <table:table-cell table:style-name="Tabla1.B2">
            <text:p text:style-name="P28"/>
          </table:table-cell>
          <table:table-cell table:style-name="Tabla1.B2" office:value-type="float" office:value="0">
            <text:p text:style-name="P25">Core i3</text:p>
          </table:table-cell>
          <table:table-cell table:style-name="Tabla1.B2" office:value-type="float" office:value="0">
            <text:p text:style-name="P25">4 GB</text:p>
          </table:table-cell>
          <table:table-cell table:style-name="Tabla1.B2">
            <text:p text:style-name="P28"/>
          </table:table-cell>
        </table:table-row>
        <table:table-row table:style-name="Tabla1.3">
          <table:table-cell table:style-name="Tabla1.A2" office:value-type="string">
            <text:p text:style-name="P25">1</text:p>
          </table:table-cell>
          <table:table-cell table:style-name="Tabla1.B2" office:value-type="float" office:value="0">
            <text:p text:style-name="P25">Mini PC</text:p>
          </table:table-cell>
          <table:table-cell table:style-name="Tabla1.B2">
            <text:p text:style-name="P28"/>
          </table:table-cell>
          <table:table-cell table:style-name="Tabla1.B2" office:value-type="float" office:value="0">
            <text:p text:style-name="P25">Core i3</text:p>
          </table:table-cell>
          <table:table-cell table:style-name="Tabla1.B2" office:value-type="float" office:value="0">
            <text:p text:style-name="P25">4 GB</text:p>
          </table:table-cell>
          <table:table-cell table:style-name="Tabla1.B2" office:value-type="float" office:value="0">
            <text:p text:style-name="P25">Actualmente en mantenimiento</text:p>
          </table:table-cell>
        </table:table-row>
        <table:table-row table:style-name="Tabla1.5">
          <table:table-cell table:style-name="Tabla1.A2" office:value-type="string">
            <text:p text:style-name="P25">1</text:p>
          </table:table-cell>
          <table:table-cell table:style-name="Tabla1.B2" office:value-type="float" office:value="0">
            <text:p text:style-name="P25">PC</text:p>
          </table:table-cell>
          <table:table-cell table:style-name="Tabla1.B2" office:value-type="float" office:value="0">
            <text:p text:style-name="P25">STEP</text:p>
          </table:table-cell>
          <table:table-cell table:style-name="Tabla1.B2" office:value-type="float" office:value="0">
            <text:p text:style-name="P25">Dual Core</text:p>
          </table:table-cell>
          <table:table-cell table:style-name="Tabla1.B2" office:value-type="float" office:value="0">
            <text:p text:style-name="P25">2 GB</text:p>
          </table:table-cell>
          <table:table-cell table:style-name="Tabla1.B2">
            <text:p text:style-name="P28"/>
          </table:table-cell>
        </table:table-row>
        <table:table-row table:style-name="Tabla1.5">
          <table:table-cell table:style-name="Tabla1.A2" office:value-type="string">
            <text:p text:style-name="P25">1</text:p>
          </table:table-cell>
          <table:table-cell table:style-name="Tabla1.B2" office:value-type="float" office:value="0">
            <text:p text:style-name="P25">PC</text:p>
          </table:table-cell>
          <table:table-cell table:style-name="Tabla1.B2" office:value-type="float" office:value="0">
            <text:p text:style-name="P25">CLON</text:p>
          </table:table-cell>
          <table:table-cell table:style-name="Tabla1.B2" office:value-type="float" office:value="0">
            <text:p text:style-name="P25">Dual Core</text:p>
          </table:table-cell>
          <table:table-cell table:style-name="Tabla1.B2" office:value-type="float" office:value="0">
            <text:p text:style-name="P25">2 GB</text:p>
          </table:table-cell>
          <table:table-cell table:style-name="Tabla1.B2">
            <text:p text:style-name="P28"/>
          </table:table-cell>
        </table:table-row>
        <table:table-row table:style-name="Tabla1.6">
          <table:table-cell table:style-name="Tabla1.A2" office:value-type="string">
            <text:p text:style-name="P30">1</text:p>
          </table:table-cell>
          <table:table-cell table:style-name="Tabla1.B6" office:value-type="string">
            <text:p text:style-name="P26">I<text:span text:style-name="T80">mpresora</text:span></text:p>
          </table:table-cell>
          <table:table-cell table:style-name="Tabla1.C6" office:value-type="string">
            <text:p text:style-name="P26">SAMSUNG</text:p>
          </table:table-cell>
          <table:table-cell table:style-name="Tabla1.D6" office:value-type="string">
            <text:p text:style-name="P29">------</text:p>
          </table:table-cell>
          <table:table-cell table:style-name="Tabla1.E6" office:value-type="string">
            <text:p text:style-name="P28">------</text:p>
          </table:table-cell>
          <table:table-cell table:style-name="Tabla1.F6" office:value-type="string">
            <text:p text:style-name="P31"><text:span text:style-name="T79">Multifunción</text:span> </text:p>
          </table:table-cell>
        </table:table-row>
      </table:table>
      <text:p text:style-name="P12"><text:span text:style-name="T8"/></text:p>
      <text:p text:style-name="P13"><text:span text:style-name="T8">Una característica </text:span><text:span text:style-name="T44">a destacar</text:span><text:span text:style-name="T8"> de la red implementada en el lugar es que la misma se realiza con la utilización de un dispositivo APN el que se comunica con la red ministerial (Intranet) en forma inalámbrica. </text:span><text:span text:style-name="T42">Este tipo de implementaciones no permiten </text:span><text:span text:style-name="T43">administración remota por lo cual todo tipo de incidencia que se reporten se debe concurrir en forma presencial para resolverlas.</text:span></text:p>
      <text:p text:style-name="P14"><text:span text:style-name="T43"/></text:p>
      <text:p text:style-name="P12"><text:span text:style-name="T8"/></text:p>
      <text:p text:style-name="P18">RECOMENDACIONES</text:p>
      <text:p text:style-name="P21"><text:span text:style-name="T16">Si bien el </text:span><text:span text:style-name="T15">suscrito no tiene a cargo <text:s/>la administración de ningún equip</text:span><text:span text:style-name="T32">o</text:span><text:span text:style-name="T15"> </text:span><text:span text:style-name="T17">informático</text:span><text:span text:style-name="T15"> de</text:span><text:span text:style-name="T35">stinado a</text:span><text:span text:style-name="T15"> esta JZO,</text:span><text:span text:style-name="T18"> </text:span><text:span text:style-name="T41">por </text:span><text:span text:style-name="T18">lo cual </text:span><text:span text:style-name="T19">que me lleva a deducir</text:span><text:span text:style-name="T18"> </text:span><text:span text:style-name="T19">que pueden existir detalles que</text:span><text:span text:style-name="T18"> </text:span><text:span text:style-name="T19">des</text:span><text:span text:style-name="T18">conozco, </text:span><text:span text:style-name="T19">pero </text:span><text:span text:style-name="T18">en</text:span><text:span text:style-name="T15"> mi calidad de profesional de las tecnologías de la información y comunicación </text:span><text:span text:style-name="T34">como Analista de Sistemas</text:span><text:span text:style-name="T15"> con más de 15 años de experiencia </text:span><text:span text:style-name="T34">en el sector y</text:span><text:span text:style-name="T15"> </text:span><text:span text:style-name="T20">en virtud de la situación actual observada en CSJ,</text:span><text:span text:style-name="T18"> </text:span><text:span text:style-name="T19">con el fin de dar </text:span><text:span text:style-name="T15">cumpliendo con lo ordenado</text:span><text:span text:style-name="T20"> </text:span><text:span text:style-name="T18">le </text:span><text:span text:style-name="T36">recomiendo</text:span><text:span text:style-name="T15">,</text:span><text:span text:style-name="T18"> para mejorar y/</text:span><text:span text:style-name="T20">o</text:span><text:span text:style-name="T18"> </text:span><text:span text:style-name="T19">tratar de</text:span><text:span text:style-name="T18"> </text:span><text:soft-page-break/><text:span text:style-name="T18">evitar </text:span><text:span text:style-name="T19">que </text:span><text:span text:style-name="T18">los inconvenientes antes mencionados </text:span><text:span text:style-name="T19">continúen sucediendo, </text:span><text:span text:style-name="T18">implementar l</text:span><text:span text:style-name="T20">a</text:span><text:span text:style-name="T18">s </text:span><text:span text:style-name="T15">siguiente</text:span><text:span text:style-name="T18">s </text:span><text:span text:style-name="T20">acciones</text:span><text:span text:style-name="T15">:</text:span></text:p>
      <text:p text:style-name="P22"><text:span text:style-name="T27">E</text:span><text:span text:style-name="T28">quipamiento PC</text:span><text:span text:style-name="T25"><text:line-break/></text:span><text:span text:style-name="T26">S</text:span><text:span text:style-name="T25">olicitar el</text:span><text:span text:style-name="T20"> r</text:span><text:span text:style-name="T8">ecambio de 2 </text:span><text:span text:style-name="T33">PC</text:span><text:span text:style-name="T25"> (</text:span><text:span text:style-name="T33">Contralor patrimonial </text:span><text:span text:style-name="T29">510044</text:span><text:span text:style-name="T33"> y </text:span><text:span text:style-name="T29">429077</text:span><text:span text:style-name="T25">),</text:span><text:span text:style-name="T8"> que en mi consideración </text:span><text:span text:style-name="T49">se encuentran</text:span><text:span text:style-name="T48"> obsoletas</text:span><text:span text:style-name="T8">, debido a </text:span><text:span text:style-name="T20">que </text:span><text:span text:style-name="T8">los sistemas de </text:span><text:span text:style-name="T25">uso Policial actuales</text:span><text:span text:style-name="T8"> requieren mas recursos de Proceso y memoria RAM para funcionar adecuadamente que las que presentan las mismas.</text:span></text:p>
      <text:p text:style-name="P19"><text:span text:style-name="T27">“Repositorios”</text:span><text:span text:style-name="T26"><text:line-break/></text:span><text:span text:style-name="T21">La presencia, </text:span><text:span text:style-name="T24">en el lugar</text:span><text:span text:style-name="T21"> de un técnico capacitado, de quien tenga a cargo la administración de los equipos para que realice la configuración adecuada </text:span><text:span text:style-name="T22">del</text:span><text:span text:style-name="T21"> servicio SMB </text:span><text:span text:style-name="T22">para que los denominados Repositorios funcione</text:span><text:span text:style-name="T23">n en forma permanente</text:span><text:span text:style-name="T22"> en esa red.</text:span></text:p>
      <text:p text:style-name="P23"><text:span text:style-name="T22">V</text:span><text:span text:style-name="T8">erificar el ancho de banda de bajada y subida que presenta la red interna hacia la intranet.</text:span></text:p>
      <text:p text:style-name="P5"/>
      <text:p text:style-name="P6"><text:line-break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13:10:33.845000000</meta:creation-date>
    <dc:date>2021-11-26T22:11:02.758000000</dc:date>
    <meta:editing-duration>PT6H20M20S</meta:editing-duration>
    <meta:editing-cycles>86</meta:editing-cycles>
    <meta:generator>LibreOffice/7.1.3.2$Windows_X86_64 LibreOffice_project/47f78053abe362b9384784d31a6e56f8511eb1c1</meta:generator>
    <meta:document-statistic meta:table-count="1" meta:image-count="0" meta:object-count="0" meta:page-count="3" meta:paragraph-count="51" meta:word-count="633" meta:character-count="3882" meta:non-whitespace-character-count="3289"/>
  </office:meta>
</office:document-meta>
</file>